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2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性质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储蓄</text:p>
          </table:table-cell>
          <table:table-cell table:style-name="ce6" office:value-type="string" calcext:value-type="string">
            <text:p>债券</text:p>
          </table:table-cell>
          <table:table-cell table:style-name="ce6" office:value-type="string" calcext:value-type="string">
            <text:p>股权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地区</text:p>
          </table:table-cell>
          <table:table-cell table:style-name="ce3" office:value-type="string" calcext:value-type="string">
            <text:p>大陆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QDII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境外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21:09:14.756371888</meta:creation-date>
    <dc:date>2014-08-06T21:14:43.759922723</dc:date>
    <meta:editing-duration>P0D</meta:editing-duration>
    <meta:editing-cycles>1</meta:editing-cycles>
    <meta:document-statistic meta:table-count="1" meta:cell-count="8" meta:object-count="0"/>
    <meta:generator>LibreOffice/4.2.5.2$Linux_X86_64 LibreOffice_project/25e2b54aadcc172e37cc1e321c928d32c3d83f8a</meta:generator>
  </office:meta>
</office:document-meta>
</file>